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02f4" officeooo:paragraph-rsid="000e02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s@raspberrypi:~ $ pwd</text:p>
      <text:p text:style-name="P1">/home/kels</text:p>
      <text:p text:style-name="P1">kels@raspberrypi:~ $ mkdir dev</text:p>
      <text:p text:style-name="P1">kels@raspberrypi:~ $ cd dev</text:p>
      <text:p text:style-name="P1">kels@raspberrypi:~/dev $ ls</text:p>
      <text:p text:style-name="P1">kels@raspberrypi:~/dev $ git init</text:p>
      <text:p text:style-name="P1">Initialized empty Git repository in /home/kels/dev/.git/</text:p>
      <text:p text:style-name="P1">kels@raspberrypi:~/dev $ git status</text:p>
      <text:p text:style-name="P1">On branch master</text:p>
      <text:p text:style-name="P1"/>
      <text:p text:style-name="P1">Initial commit</text:p>
      <text:p text:style-name="P1"/>
      <text:p text:style-name="P1">nothing to commit (create/copy files and use "git add" to track)</text:p>
      <text:p text:style-name="P1">kels@raspberrypi:~/dev $ ls</text:p>
      <text:p text:style-name="P1">kels@raspberrypi:~/dev $ git add ftry2</text:p>
      <text:p text:style-name="P1">fatal: pathspec 'ftry2' did not match any files</text:p>
      <text:p text:style-name="P1">kels@raspberrypi:~/dev $ git add</text:p>
      <text:p text:style-name="P1">Nothing specified, nothing added.</text:p>
      <text:p text:style-name="P1">Maybe you wanted to say 'git add .'?</text:p>
      <text:p text:style-name="P1">kels@raspberrypi:~/dev $ git .add</text:p>
      <text:p text:style-name="P1">git: '.add' is not a git command. See 'git --help'.</text:p>
      <text:p text:style-name="P1"/>
      <text:p text:style-name="P1">Did you mean this?</text:p>
      <text:p text:style-name="P1"><text:tab/>add</text:p>
      <text:p text:style-name="P1">kels@raspberrypi:~/dev $ git add .ftry2</text:p>
      <text:p text:style-name="P1">fatal: pathspec '.ftry2' did not match any files</text:p>
      <text:p text:style-name="P1">kels@raspberrypi:~/dev $ git --help</text:p>
      <text:p text:style-name="P1">usage: git [--version] [--help] [-C &lt;path&gt;] [-c name=value]</text:p>
      <text:p text:style-name="P1"><text:s text:c="11"/>[--exec-path[=&lt;path&gt;]] [--html-path] [--man-path] [--info-path]</text:p>
      <text:p text:style-name="P1"><text:s text:c="11"/>[-p | --paginate | --no-pager] [--no-replace-objects] [--bare]</text:p>
      <text:p text:style-name="P1"><text:s text:c="11"/>[--git-dir=&lt;path&gt;] [--work-tree=&lt;path&gt;] [--namespace=&lt;name&gt;]</text:p>
      <text:p text:style-name="P1"><text:s text:c="11"/>&lt;command&gt; [&lt;args&gt;]</text:p>
      <text:p text:style-name="P1"/>
      <text:p text:style-name="P1">These are common Git commands used in various situations:</text:p>
      <text:p text:style-name="P1"/>
      <text:p text:style-name="P1">start a working area (see also: git help tutorial)</text:p>
      <text:p text:style-name="P1"><text:s text:c="3"/>clone <text:s text:c="5"/>Clone a repository into a new directory</text:p>
      <text:p text:style-name="P1"><text:s text:c="3"/>init <text:s text:c="6"/>Create an empty Git repository or reinitialize an existing one</text:p>
      <text:p text:style-name="P1"/>
      <text:p text:style-name="P1">work on the current change (see also: git help everyday)</text:p>
      <text:p text:style-name="P1"><text:s text:c="3"/>add <text:s text:c="7"/>Add file contents to the index</text:p>
      <text:p text:style-name="P1"><text:s text:c="3"/>mv <text:s text:c="8"/>Move or rename a file, a directory, or a symlink</text:p>
      <text:p text:style-name="P1"><text:s text:c="3"/>reset <text:s text:c="5"/>Reset current HEAD to the specified state</text:p>
      <text:p text:style-name="P1"><text:s text:c="3"/>rm <text:s text:c="8"/>Remove files from the working tree and from the index</text:p>
      <text:p text:style-name="P1"/>
      <text:p text:style-name="P1">examine the history and state (see also: git help revisions)</text:p>
      <text:p text:style-name="P1"><text:s text:c="3"/>bisect <text:s text:c="4"/>Use binary search to find the commit that introduced a bug</text:p>
      <text:p text:style-name="P1"><text:s text:c="3"/>grep <text:s text:c="6"/>Print lines matching a pattern</text:p>
      <text:p text:style-name="P1"><text:s text:c="3"/>log <text:s text:c="7"/>Show commit logs</text:p>
      <text:p text:style-name="P1"><text:s text:c="3"/>show <text:s text:c="6"/>Show various types of objects</text:p>
      <text:p text:style-name="P1"><text:soft-page-break/><text:s text:c="3"/>status <text:s text:c="4"/>Show the working tree status</text:p>
      <text:p text:style-name="P1"/>
      <text:p text:style-name="P1">grow, mark and tweak your common history</text:p>
      <text:p text:style-name="P1"><text:s text:c="3"/>branch <text:s text:c="4"/>List, create, or delete branches</text:p>
      <text:p text:style-name="P1"><text:s text:c="3"/>checkout <text:s text:c="2"/>Switch branches or restore working tree files</text:p>
      <text:p text:style-name="P1"><text:s text:c="3"/>commit <text:s text:c="4"/>Record changes to the repository</text:p>
      <text:p text:style-name="P1"><text:s text:c="3"/>diff <text:s text:c="6"/>Show changes between commits, commit and working tree, etc</text:p>
      <text:p text:style-name="P1"><text:s text:c="3"/>merge <text:s text:c="5"/>Join two or more development histories together</text:p>
      <text:p text:style-name="P1"><text:s text:c="3"/>rebase <text:s text:c="4"/>Reapply commits on top of another base tip</text:p>
      <text:p text:style-name="P1"><text:s text:c="3"/>tag <text:s text:c="7"/>Create, list, delete or verify a tag object signed with GPG</text:p>
      <text:p text:style-name="P1"/>
      <text:p text:style-name="P1">collaborate (see also: git help workflows)</text:p>
      <text:p text:style-name="P1"><text:s text:c="3"/>fetch <text:s text:c="5"/>Download objects and refs from another repository</text:p>
      <text:p text:style-name="P1"><text:s text:c="3"/>pull <text:s text:c="6"/>Fetch from and integrate with another repository or a local branch</text:p>
      <text:p text:style-name="P1"><text:s text:c="3"/>push <text:s text:c="6"/>Update remote refs along with associated objects</text:p>
      <text:p text:style-name="P1"/>
      <text:p text:style-name="P1">'git help -a' and 'git help -g' list available subcommands and some</text:p>
      <text:p text:style-name="P1">concept guides. See 'git help &lt;command&gt;' or 'git help &lt;concept&gt;'</text:p>
      <text:p text:style-name="P1">to read about a specific subcommand or concept.</text:p>
      <text:p text:style-name="P1">kels@raspberrypi:~/dev $ git init</text:p>
      <text:p text:style-name="P1">Reinitialized existing Git repository in /home/kels/dev/.git/</text:p>
      <text:p text:style-name="P1">kels@raspberrypi:~/dev $ find .</text:p>
      <text:p text:style-name="P1">.</text:p>
      <text:p text:style-name="P1">./.git</text:p>
      <text:p text:style-name="P1">./.git/hooks</text:p>
      <text:p text:style-name="P1">./.git/hooks/prepare-commit-msg.sample</text:p>
      <text:p text:style-name="P1">./.git/hooks/pre-receive.sample</text:p>
      <text:p text:style-name="P1">./.git/hooks/pre-applypatch.sample</text:p>
      <text:p text:style-name="P1">./.git/hooks/commit-msg.sample</text:p>
      <text:p text:style-name="P1">./.git/hooks/update.sample</text:p>
      <text:p text:style-name="P1">./.git/hooks/pre-push.sample</text:p>
      <text:p text:style-name="P1">./.git/hooks/post-update.sample</text:p>
      <text:p text:style-name="P1">./.git/hooks/pre-rebase.sample</text:p>
      <text:p text:style-name="P1">./.git/hooks/applypatch-msg.sample</text:p>
      <text:p text:style-name="P1">./.git/hooks/pre-commit.sample</text:p>
      <text:p text:style-name="P1">./.git/branches</text:p>
      <text:p text:style-name="P1">./.git/description</text:p>
      <text:p text:style-name="P1">./.git/config</text:p>
      <text:p text:style-name="P1">./.git/info</text:p>
      <text:p text:style-name="P1">./.git/info/exclude</text:p>
      <text:p text:style-name="P1">./.git/objects</text:p>
      <text:p text:style-name="P1">./.git/objects/info</text:p>
      <text:p text:style-name="P1">./.git/objects/pack</text:p>
      <text:p text:style-name="P1">./.git/refs</text:p>
      <text:p text:style-name="P1">./.git/refs/heads</text:p>
      <text:p text:style-name="P1">./.git/refs/tags</text:p>
      <text:p text:style-name="P1">./.git/HEAD</text:p>
      <text:p text:style-name="P1">kels@raspberrypi:~/dev $ touch kels</text:p>
      <text:p text:style-name="P1">kels@raspberrypi:~/dev $ git add .</text:p>
      <text:p text:style-name="P1">kels@raspberrypi:~/dev $ git commit -a</text:p>
      <text:p text:style-name="P1"><text:soft-page-break/></text:p>
      <text:p text:style-name="P1">*** Please tell me who you are.</text:p>
      <text:p text:style-name="P1"/>
      <text:p text:style-name="P1">Run</text:p>
      <text:p text:style-name="P1"/>
      <text:p text:style-name="P1"><text:s text:c="2"/>git config --global user.email "you@example.com"</text:p>
      <text:p text:style-name="P1"><text:s text:c="2"/>git config --global user.name "Your Name"</text:p>
      <text:p text:style-name="P1"/>
      <text:p text:style-name="P1">to set your account's default identity.</text:p>
      <text:p text:style-name="P1">Omit --global to set the identity only in this repository.</text:p>
      <text:p text:style-name="P1"/>
      <text:p text:style-name="P1">fatal: unable to auto-detect email address (got 'kels@raspberrypi.(none)')</text:p>
      <text:p text:style-name="P1">kels@raspberrypi:~/dev $ git config --global user.email "Kelson_yawson@yahoo.com"</text:p>
      <text:p text:style-name="P1">kels@raspberrypi:~/dev $ git config --global user.name "Kelson"</text:p>
      <text:p text:style-name="P1">kels@raspberrypi:~/dev $ git config --global user.telephone "0205878676"</text:p>
      <text:p text:style-name="P1">kels@raspberrypi:~/dev $ git status</text:p>
      <text:p text:style-name="P1">On branch master</text:p>
      <text:p text:style-name="P1"/>
      <text:p text:style-name="P1">Initial commit</text:p>
      <text:p text:style-name="P1"/>
      <text:p text:style-name="P1">Changes to be committed:</text:p>
      <text:p text:style-name="P1"><text:s text:c="2"/>(use "git rm --cached &lt;file&gt;..." to unstage)</text:p>
      <text:p text:style-name="P1"/>
      <text:p text:style-name="P1"><text:tab/>new file: <text:s text:c="2"/>kels</text:p>
      <text:p text:style-name="P1"/>
      <text:p text:style-name="P1">kels@raspberrypi:~/dev $ git commit -a</text:p>
      <text:p text:style-name="P1">[master (root-commit) 3fa2dc8] Hello fuck you bitches in Gh and UCC to be precise</text:p>
      <text:p text:style-name="P1"><text:s/>1 file changed, 0 insertions(+), 0 deletions(-)</text:p>
      <text:p text:style-name="P1"><text:s/>create mode 100644 kels</text:p>
      <text:p text:style-name="P1">kels@raspberrypi:~/dev $ git status</text:p>
      <text:p text:style-name="P1">On branch master</text:p>
      <text:p text:style-name="P1">nothing to commit, working tree clean</text:p>
      <text:p text:style-name="P1">kels@raspberrypi:~/dev $ git log</text:p>
      <text:p text:style-name="P1">commit 3fa2dc89f6cf26b9b5be278ef6bb7d54ad9ad66c</text:p>
      <text:p text:style-name="P1">Author: Kelson &lt;Kelson_yawson@yahoo.com&gt;</text:p>
      <text:p text:style-name="P1">Date: <text:s text:c="2"/>Tue Jul 3 03:41:31 2018 +0000</text:p>
      <text:p text:style-name="P1"/>
      <text:p text:style-name="P1"><text:s text:c="4"/>Hello fuck you bitches in Gh and UCC to be precise</text:p>
      <text:p text:style-name="P1">kels@raspberrypi:~/dev $ git branch</text:p>
      <text:p text:style-name="P1">* master</text:p>
      <text:p text:style-name="P1">kels@raspberrypi:~/dev $ git checkout master</text:p>
      <text:p text:style-name="P1">Already on 'master'</text:p>
      <text:p text:style-name="P1">kels@raspberrypi:~/dev $ git branch</text:p>
      <text:p text:style-name="P1">* master</text:p>
      <text:p text:style-name="P1">kels@raspberrypi:~/dev $ git checkout master</text:p>
      <text:p text:style-name="P1">Already on 'master'</text:p>
      <text:p text:style-name="P1">kels@raspberrypi:~/dev $ ls</text:p>
      <text:p text:style-name="P1">kels</text:p>
      <text:p text:style-name="P1">kels@raspberrypi:~/dev $ cs kels</text:p>
      <text:p text:style-name="P1">bash: cs: command not found</text:p>
      <text:p text:style-name="P1"><text:soft-page-break/>kels@raspberrypi:~/dev $ cd kels</text:p>
      <text:p text:style-name="P1">bash: cd: kels: Not a directory</text:p>
      <text:p text:style-name="P1">kels@raspberrypi:~/dev $ cd ..</text:p>
      <text:p text:style-name="P1">kels@raspberrypi:~ $ ls</text:p>
      <text:p text:style-name="P1">Desktop <text:s/>dev <text:s/>Documents <text:s/>Downloads <text:s/>errors <text:s/>log <text:s/>Music <text:s/>Pictures <text:s/>Public <text:s/>Templates <text:s/>Videos</text:p>
      <text:p text:style-name="P1">kels@raspberrypi:~ $ cd Music</text:p>
      <text:p text:style-name="P1">kels@raspberrypi:~/Music $ cd ..</text:p>
      <text:p text:style-name="P1">kels@raspberrypi:~ $ cd Desktop</text:p>
      <text:p text:style-name="P1">kels@raspberrypi:~/Desktop $ ls</text:p>
      <text:p text:style-name="P1">fry3.py <text:s/>ftry1.py <text:s/>ftry2.py <text:s/>ftry.py</text:p>
      <text:p text:style-name="P1">kels@raspberrypi:~/Desktop $ mv ftry2.py dev</text:p>
      <text:p text:style-name="P1">kels@raspberrypi:~/Desktop $ ls</text:p>
      <text:p text:style-name="P1">dev <text:s/>fry3.py <text:s/>ftry1.py <text:s/>ftry.py</text:p>
      <text:p text:style-name="P1">kels@raspberrypi:~/Desktop $ cd dev</text:p>
      <text:p text:style-name="P1">bash: cd: dev: Not a directory</text:p>
      <text:p text:style-name="P1">kels@raspberrypi:~/Desktop $ cd ..</text:p>
      <text:p text:style-name="P1">kels@raspberrypi:~ $ cd dev</text:p>
      <text:p text:style-name="P1">kels@raspberrypi:~/dev $ ls</text:p>
      <text:p text:style-name="P1">kels</text:p>
      <text:p text:style-name="P1">kels@raspberrypi:~/dev $ cd ..</text:p>
      <text:p text:style-name="P1">kels@raspberrypi:~ $ ls</text:p>
      <text:p text:style-name="P1">Desktop <text:s/>dev <text:s/>Documents <text:s/>Downloads <text:s/>errors <text:s/>log <text:s/>Music <text:s/>Pictures <text:s/>Public <text:s/>Templates <text:s/>Videos</text:p>
      <text:p text:style-name="P1">kels@raspberrypi:~ $ cd Desktop</text:p>
      <text:p text:style-name="P1">kels@raspberrypi:~/Desktop $ ls</text:p>
      <text:p text:style-name="P1">dev <text:s/>fry3.py <text:s/>ftry1.py <text:s/>ftry.py</text:p>
      <text:p text:style-name="P1">kels@raspberrypi:~/Desktop $ mv ftry3 Pictures</text:p>
      <text:p text:style-name="P1">mv: cannot stat 'ftry3': No such file or directory</text:p>
      <text:p text:style-name="P1">kels@raspberrypi:~/Desktop $ mv ftry3.py Pictures</text:p>
      <text:p text:style-name="P1">mv: cannot stat 'ftry3.py': No such file or directory</text:p>
      <text:p text:style-name="P1">kels@raspberrypi:~/Desktop $ mv fry3.py Pictures</text:p>
      <text:p text:style-name="P1">kels@raspberrypi:~/Desktop $ cd ..</text:p>
      <text:p text:style-name="P1">kels@raspberrypi:~ $ cd Pictures</text:p>
      <text:p text:style-name="P1">kels@raspberrypi:~/Pictures $ ls</text:p>
      <text:p text:style-name="P1">kels@raspberrypi:~/Pictures $ ls</text:p>
      <text:p text:style-name="P1">kels@raspberrypi:~/Pictures $ cd ..</text:p>
      <text:p text:style-name="P1">kels@raspberrypi:~ $ git status</text:p>
      <text:p text:style-name="P1">On branch master</text:p>
      <text:p text:style-name="P1"/>
      <text:p text:style-name="P1">Initial commit</text:p>
      <text:p text:style-name="P1"/>
      <text:p text:style-name="P1">Untracked files:</text:p>
      <text:p text:style-name="P1"><text:s text:c="2"/>(use "git add &lt;file&gt;..." to include in what will be committed)</text:p>
      <text:p text:style-name="P1"/>
      <text:p text:style-name="P1"><text:tab/>.WolframEngine/</text:p>
      <text:p text:style-name="P1"><text:tab/>.Xauthority</text:p>
      <text:p text:style-name="P1"><text:tab/>.bash_history</text:p>
      <text:p text:style-name="P1"><text:tab/>.bash_logout</text:p>
      <text:p text:style-name="P1"><text:tab/>.bashrc</text:p>
      <text:p text:style-name="P1"><text:tab/>.cache/</text:p>
      <text:p text:style-name="P1"><text:tab/>.config/</text:p>
      <text:p text:style-name="P1"><text:soft-page-break/><text:tab/>.dmrc</text:p>
      <text:p text:style-name="P1"><text:tab/>.gitconfig</text:p>
      <text:p text:style-name="P1"><text:tab/>.idlerc/</text:p>
      <text:p text:style-name="P1"><text:tab/>.pki/</text:p>
      <text:p text:style-name="P1"><text:tab/>.profile</text:p>
      <text:p text:style-name="P1"><text:tab/>.themes/</text:p>
      <text:p text:style-name="P1"><text:tab/>.thonny/</text:p>
      <text:p text:style-name="P1"><text:tab/>.xsession-errors</text:p>
      <text:p text:style-name="P1"><text:tab/>.xsession-errors.old</text:p>
      <text:p text:style-name="P1"><text:tab/>Desktop/</text:p>
      <text:p text:style-name="P1"><text:tab/>dev/</text:p>
      <text:p text:style-name="P1"><text:tab/>errors</text:p>
      <text:p text:style-name="P1"><text:tab/>log</text:p>
      <text:p text:style-name="P1"/>
      <text:p text:style-name="P1">nothing added to commit but untracked files present (use "git add" to track)</text:p>
      <text:p text:style-name="P1">kels@raspberrypi:~ $ cd ..</text:p>
      <text:p text:style-name="P1">kels@raspberrypi:/home $ cd ..</text:p>
      <text:p text:style-name="P1">kels@raspberrypi:/ $ cd ..</text:p>
      <text:p text:style-name="P1">kels@raspberrypi:/ $ ls</text:p>
      <text:p text:style-name="P1">bin <text:s/>boot <text:s/>boot.bak <text:s/>debootstrap <text:s/>dev <text:s/>etc <text:s/>home <text:s/>lib <text:s/>lost+found <text:s/>media <text:s/>mnt <text:s/>opt <text:s/>proc <text:s/>root <text:s/>run <text:s/>sbin <text:s/>srv <text:s/>sys <text:s/>tmp <text:s/>usr <text:s/>var</text:p>
      <text:p text:style-name="P1">kels@raspberrypi:/ $ cd ..</text:p>
      <text:p text:style-name="P1">kels@raspberrypi:/ $ cd home</text:p>
      <text:p text:style-name="P1">kels@raspberrypi:/home $ ls</text:p>
      <text:p text:style-name="P1">kels</text:p>
      <text:p text:style-name="P1">kels@raspberrypi:/home $ cd kels</text:p>
      <text:p text:style-name="P1">kels@raspberrypi:~ $ ls</text:p>
      <text:p text:style-name="P1">Desktop <text:s/>Documents <text:s/>Downloads <text:s/>errors <text:s/>Music <text:s/>Pictures <text:s/>Public <text:s/>Templates <text:s/>Videos</text:p>
      <text:p text:style-name="P1">kels@raspberrypi:~ $ cd Desktop</text:p>
      <text:p text:style-name="P1">kels@raspberrypi:~/Desktop $ ls</text:p>
      <text:p text:style-name="P1">try1 <text:s/>try2</text:p>
      <text:p text:style-name="P1">kels@raspberrypi:~/Desktop $ cd try1</text:p>
      <text:p text:style-name="P1">bash: cd: try1: Not a directory</text:p>
      <text:p text:style-name="P1">kels@raspberrypi:~/Desktop $ mv try1</text:p>
      <text:p text:style-name="P1">mv: missing destination file operand after 'try1'</text:p>
      <text:p text:style-name="P1">Try 'mv --help' for more information.</text:p>
      <text:p text:style-name="P1">kels@raspberrypi:~/Desktop $ mv try1 Documents</text:p>
      <text:p text:style-name="P1">kels@raspberrypi:~/Desktop $ cd ..</text:p>
      <text:p text:style-name="P1">kels@raspberrypi:~ $ ls</text:p>
      <text:p text:style-name="P1">Desktop <text:s/>Documents <text:s/>Downloads <text:s/>errors <text:s/>Music <text:s/>Pictures <text:s/>Public <text:s/>Templates <text:s/>Videos</text:p>
      <text:p text:style-name="P1">kels@raspberrypi:~ $ cd Documents</text:p>
      <text:p text:style-name="P1">kels@raspberrypi:~/Documents $ ls</text:p>
      <text:p text:style-name="P1">Wolfram Mathematica</text:p>
      <text:p text:style-name="P1">kels@raspberrypi:~/Documents $ ^C</text:p>
      <text:p text:style-name="P1">kels@raspberrypi:~/Documents $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reeSerif" fo:font-size="12pt" fo:language="ak" fo:country="GH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ak" fo:country="GH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04:20:42.195115919</meta:creation-date>
    <dc:date>2018-07-03T04:21:04.122497525</dc:date>
    <meta:editing-duration>PT26S</meta:editing-duration>
    <meta:editing-cycles>1</meta:editing-cycles>
    <meta:document-statistic meta:table-count="0" meta:image-count="0" meta:object-count="0" meta:page-count="5" meta:paragraph-count="220" meta:word-count="1020" meta:character-count="7721" meta:non-whitespace-character-count="6615"/>
    <meta:generator>LibreOffice/5.2.7.2$Linux_ARM_EABI LibreOffice_project/20m0$Build-2</meta:generator>
  </office:meta>
</office:document-meta>
</file>